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8108" officeooo:paragraph-rsid="001081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4:19:00.372870548</meta:creation-date>
    <dc:date>2022-08-25T14:19:31.870738127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5.1.6.2$Linux_X86_64 LibreOffice_project/10m0$Build-2</meta:generator>
  </office:meta>
</office:document-meta>
</file>